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02cm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c0c0c0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6cm" style:rel-column-width="6733*"/>
    </style:style>
    <style:style style:name="Tabela6.B" style:family="table-column">
      <style:table-column-properties style:column-width="4.999cm" style:rel-column-width="19269*"/>
    </style:style>
    <style:style style:name="Tabela6.C" style:family="table-column">
      <style:table-column-properties style:column-width="5.128cm" style:rel-column-width="19766*"/>
    </style:style>
    <style:style style:name="Tabela6.D" style:family="table-column">
      <style:table-column-properties style:column-width="5.128cm" style:rel-column-width="19767*"/>
    </style:style>
    <style:style style:name="Tabela6.A1" style:family="table-cell">
      <style:table-cell-properties fo:background-color="#c0c0c0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018cm solid #000000" fo:border-top="0.018cm solid #000000" fo:border-bottom="0.018cm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none" fo:border-top="0.018cm solid #000000" fo:border-bottom="0.018cm solid #000000">
        <style:background-image/>
      </style:table-cell-properties>
    </style:style>
    <style:style style:name="Tabela6.D1" style:family="table-cell">
      <style:table-cell-properties fo:background-color="#c0c0c0" fo:padding="0.097cm" fo:border="0.018cm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02cm solid #000000" fo:border-right="none" fo:border-top="none" fo:border-bottom="0.002cm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02cm solid #000000" fo:border-top="none" fo:border-bottom="0.002cm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6.715cm" fo:margin-left="0cm" fo:margin-right="0.007cm" table:align="margins"/>
    </style:style>
    <style:style style:name="Tabela10.A" style:family="table-column">
      <style:table-column-properties style:column-width="1.718cm" style:rel-column-width="16766*"/>
    </style:style>
    <style:style style:name="Tabela10.B" style:family="table-column">
      <style:table-column-properties style:column-width="4.997cm" style:rel-column-width="48769*"/>
    </style:style>
    <style:style style:name="Tabela10.A1" style:family="table-cell">
      <style:table-cell-properties fo:background-color="#e6e6e6" fo:padding="0.097cm" fo:border="0.018cm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02cm solid #000000" fo:border-right="0.002cm solid #000000" fo:border-top="0.018cm solid #000000" fo:border-bottom="0.018cm solid #000000">
        <style:background-image/>
      </style:table-cell-properties>
    </style:style>
    <style:style style:name="RepeatTable_5f_assd" style:display-name="RepeatTable_assd" style:family="table">
      <style:table-properties style:width="6.747cm" fo:margin-left="0cm" fo:margin-right="-0.025cm" table:align="margins"/>
    </style:style>
    <style:style style:name="RepeatTable_5f_assd.A" style:display-name="RepeatTable_assd.A" style:family="table-column">
      <style:table-column-properties style:column-width="6.747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DetailTable_5f_saefs" style:display-name="DetailTable_saefs" style:family="table">
      <style:table-properties style:width="6.562cm" fo:margin-left="0cm" fo:margin-right="-0.009cm" table:align="margins"/>
    </style:style>
    <style:style style:name="DetailTable_5f_saefs.A" style:display-name="DetailTable_saefs.A" style:family="table-column">
      <style:table-column-properties style:column-width="1.617cm" style:rel-column-width="16154*"/>
    </style:style>
    <style:style style:name="DetailTable_5f_saefs.B" style:display-name="DetailTable_saefs.B" style:family="table-column">
      <style:table-column-properties style:column-width="4.944cm" style:rel-column-width="49381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4.948cm" fo:margin-left="-0.032cm" fo:margin-right="0.016cm" table:align="margins"/>
    </style:style>
    <style:style style:name="Tabela3.A" style:family="table-column">
      <style:table-column-properties style:column-width="0.744cm" style:rel-column-width="9850*"/>
    </style:style>
    <style:style style:name="Tabela3.B" style:family="table-column">
      <style:table-column-properties style:column-width="1.722cm" style:rel-column-width="22812*"/>
    </style:style>
    <style:style style:name="Tabela3.C" style:family="table-column">
      <style:table-column-properties style:column-width="0.579cm" style:rel-column-width="7674*"/>
    </style:style>
    <style:style style:name="Tabela3.D" style:family="table-column">
      <style:table-column-properties style:column-width="1.903cm" style:rel-column-width="25199*"/>
    </style:style>
    <style:style style:name="Tabela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3.B1" style:family="table-cell">
      <style:table-cell-properties fo:padding="0.097cm" fo:border-left="none" fo:border-right="none" fo:border-top="0.018cm solid #000000" fo:border-bottom="0.018cm solid #000000"/>
    </style:style>
    <style:style style:name="Tabela3.D1" style:family="table-cell">
      <style:table-cell-properties fo:padding="0.097cm" fo:border-left="none" fo:border-right="0.018cm solid #000000" fo:border-top="0.018cm solid #000000" fo:border-bottom="0.018cm solid #000000"/>
    </style:style>
    <style:style style:name="Tabela3.A2" style:family="table-cell">
      <style:table-cell-properties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018cm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018cm solid #000000" fo:border-top="none" fo:border-bottom="0.018cm solid #000000">
        <style:background-image/>
      </style:table-cell-properties>
    </style:style>
    <style:style style:name="Tabela3.A3" style:family="table-cell">
      <style:table-cell-properties fo:padding="0.097cm" fo:border-left="0.018cm solid #000000" fo:border-right="none" fo:border-top="none" fo:border-bottom="0.018cm solid #000000"/>
    </style:style>
    <style:style style:name="Tabela3.B3" style:family="table-cell">
      <style:table-cell-properties fo:padding="0.097cm" fo:border-left="none" fo:border-right="none" fo:border-top="none" fo:border-bottom="0.018cm solid #000000"/>
    </style:style>
    <style:style style:name="Tabela3.D3" style:family="table-cell">
      <style:table-cell-properties fo:padding="0.097cm" fo:border-left="none" fo:border-right="0.018cm solid #000000" fo:border-top="none" fo:border-bottom="0.018cm solid #000000"/>
    </style:style>
    <style:style style:name="TableEspecial" style:family="table">
      <style:table-properties style:width="4.923cm" table:align="left"/>
    </style:style>
    <style:style style:name="TableEspecial.A" style:family="table-column">
      <style:table-column-properties style:column-width="0.767cm"/>
    </style:style>
    <style:style style:name="TableEspecial.B" style:family="table-column">
      <style:table-column-properties style:column-width="1.744cm"/>
    </style:style>
    <style:style style:name="TableEspecial.C" style:family="table-column">
      <style:table-column-properties style:column-width="0.556cm"/>
    </style:style>
    <style:style style:name="TableEspecial.D" style:family="table-column">
      <style:table-column-properties style:column-width="1.856cm"/>
    </style:style>
    <style:style style:name="TableEspecia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Especial.D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01cm" style:rel-column-width="15424*"/>
    </style:style>
    <style:style style:name="Tabela1.B" style:family="table-column">
      <style:table-column-properties style:column-width="12.998cm" style:rel-column-width="50111*"/>
    </style:style>
    <style:style style:name="Tabe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4.38cm" style:rel-column-width="16883*"/>
    </style:style>
    <style:style style:name="Tabela7.B" style:family="table-column">
      <style:table-column-properties style:column-width="0.148cm" style:rel-column-width="571*"/>
    </style:style>
    <style:style style:name="Tabela7.C" style:family="table-column">
      <style:table-column-properties style:column-width="3.971cm" style:rel-column-width="15305*"/>
    </style:style>
    <style:style style:name="Tabela7.D" style:family="table-column">
      <style:table-column-properties style:column-width="0.176cm" style:rel-column-width="680*"/>
    </style:style>
    <style:style style:name="Tabela7.E" style:family="table-column">
      <style:table-column-properties style:column-width="3.117cm" style:rel-column-width="12013*"/>
    </style:style>
    <style:style style:name="Tabela7.F" style:family="table-column">
      <style:table-column-properties style:column-width="5.209cm" style:rel-column-width="20083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8pt" style:font-size-asian="8pt" style:font-size-complex="8pt"/>
    </style:style>
    <style:style style:name="P33" style:family="paragraph" style:parent-style-name="Standard">
      <style:paragraph-properties fo:margin-left="0.009cm" fo:margin-right="0.009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36" style:family="paragraph" style:parent-style-name="Standard">
      <style:paragraph-properties fo:margin-left="0.009cm" fo:margin-right="0.194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6"/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11">Estado da [IE.prefeitura_uf]</text:p>
                        </table:table-cell>
                      </table:table-row>
                      <table:table-row table:style-name="Tabela4.B1.1.1.2">
                        <table:table-cell table:style-name="Tabela4.B1.1.1.1.2" office:value-type="string">
                          <text:p text:style-name="P12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1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8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8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6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4">ALVARÁ de Horário Especial</text:p>
                  </table:table-cell>
                  <table:covered-table-cell/>
                </table:table-row>
              </table:table>
            </table:table-cell>
          </table:table-row>
        </table:table>
        <text:p text:style-name="P5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1">Nome / Razão Social</text:p>
            </table:table-cell>
          </table:table-row>
          <table:table-row>
            <table:table-cell table:style-name="TabelaRazao.A2" office:value-type="string">
              <text:p text:style-name="P30">[IE.razao_social]</text:p>
            </table:table-cell>
          </table:table-row>
        </table:table>
        <text:p text:style-name="P5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1">Endereço</text:p>
            </table:table-cell>
          </table:table-row>
          <table:table-row>
            <table:table-cell table:style-name="Tabela2.A2" office:value-type="string">
              <text:p text:style-name="P7">[IE.rua]</text:p>
            </table:table-cell>
          </table:table-row>
          <table:table-row>
            <table:table-cell table:style-name="Tabela2.A3" office:value-type="string">
              <text:p text:style-name="P7">[IE.cidade]</text:p>
            </table:table-cell>
          </table:table-row>
        </table:table>
        <text:p text:style-name="P5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19">CNPJ / CPF</text:p>
            </table:table-cell>
            <table:table-cell table:style-name="Tabela8.A1" office:value-type="string">
              <text:p text:style-name="P19">RG</text:p>
            </table:table-cell>
            <table:table-cell table:style-name="Tabela8.A1" office:value-type="string">
              <text:p text:style-name="P19">Inscrição Econômica</text:p>
            </table:table-cell>
            <table:table-cell table:style-name="Tabela8.A1" office:value-type="string">
              <text:p text:style-name="P19">Inscrição Imobiliária</text:p>
            </table:table-cell>
            <table:table-cell table:style-name="Tabela8.E1" office:value-type="string">
              <text:p text:style-name="P19">Natureza</text:p>
            </table:table-cell>
          </table:table-row>
          <table:table-row>
            <table:table-cell table:style-name="Tabela8.A2" office:value-type="string">
              <text:p text:style-name="P8">[IE.cnpj_cpf]</text:p>
            </table:table-cell>
            <table:table-cell table:style-name="Tabela8.A2" office:value-type="string">
              <text:p text:style-name="P8">[IE.rg]</text:p>
            </table:table-cell>
            <table:table-cell table:style-name="Tabela8.A2" office:value-type="string">
              <text:p text:style-name="P8">[IE.ie]</text:p>
            </table:table-cell>
            <table:table-cell table:style-name="Tabela8.A2" office:value-type="string">
              <text:p text:style-name="P8">[IE.im]</text:p>
            </table:table-cell>
            <table:table-cell table:style-name="Tabela8.E2" office:value-type="string">
              <text:p text:style-name="P8">[IE.nom_natureza]</text:p>
            </table:table-cell>
          </table:table-row>
        </table:table>
        <text:p text:style-name="P5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column table:style-name="Tabela6.D"/>
            <table:table-row>
              <table:table-cell table:style-name="Tabela6.A1" office:value-type="string">
                <text:p text:style-name="P19">cod.</text:p>
              </table:table-cell>
              <table:table-cell table:style-name="Tabela6.B1" office:value-type="string">
                <text:p text:style-name="P19">Atividade Principal</text:p>
              </table:table-cell>
              <table:table-cell table:style-name="Tabela6.C1" office:value-type="string">
                <text:p text:style-name="P19">Horário Normal</text:p>
              </table:table-cell>
              <table:table-cell table:style-name="Tabela6.D1" office:value-type="string">
                <text:p text:style-name="P31">Horário Especial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3">[IE.cod_atividade]</text:p>
                    </table:table-cell>
                    <table:table-cell table:style-name="Tabela6.A2.2.1" office:value-type="string">
                      <text:p text:style-name="P4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19">cod.</text:p>
                          </table:table-cell>
                          <table:table-cell table:style-name="Tabela10.B1" office:value-type="string">
                            <text:p text:style-name="P19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row>
                                <table:table-cell table:style-name="DetailTable_5f_saefs.A1" office:value-type="string">
                                  <text:p text:style-name="P32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4">[Ati.nom_atividade;block=table:table-row]</text:p>
                                </table:table-cell>
                              </table:table-row>
                            </table:table>
                            <text:p text:style-name="P17"/>
                          </table:table-cell>
                        </table:table-row>
                      </table:table>
                      <text:p text:style-name="P6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33">Dom</text:p>
                    </table:table-cell>
                    <table:table-cell table:style-name="Tabela3.B1" office:value-type="string">
                      <text:p text:style-name="P35">[IE.domingo_inicio]</text:p>
                    </table:table-cell>
                    <table:table-cell table:style-name="Tabela3.B1" office:value-type="string">
                      <text:p text:style-name="P25">às</text:p>
                    </table:table-cell>
                    <table:table-cell table:style-name="Tabela3.D1" office:value-type="string">
                      <text:p text:style-name="P25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26">Seg</text:p>
                    </table:table-cell>
                    <table:table-cell table:style-name="Tabela3.B2" office:value-type="string">
                      <text:p text:style-name="P9">[IE.segund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segunda_inicio]</text:p>
                    </table:table-cell>
                  </table:table-row>
                  <table:table-row>
                    <table:table-cell table:style-name="Tabela3.A3" office:value-type="string">
                      <text:p text:style-name="P26">Ter</text:p>
                    </table:table-cell>
                    <table:table-cell table:style-name="Tabela3.B3" office:value-type="string">
                      <text:p text:style-name="P9">[IE.terca_inicio]</text:p>
                    </table:table-cell>
                    <table:table-cell table:style-name="Tabela3.B3" office:value-type="string">
                      <text:p text:style-name="P25">às</text:p>
                    </table:table-cell>
                    <table:table-cell table:style-name="Tabela3.D3" office:value-type="string">
                      <text:p text:style-name="P9">[IE.terca_inicio]</text:p>
                    </table:table-cell>
                  </table:table-row>
                  <table:table-row>
                    <table:table-cell table:style-name="Tabela3.A2" office:value-type="string">
                      <text:p text:style-name="P26">Qua</text:p>
                    </table:table-cell>
                    <table:table-cell table:style-name="Tabela3.B2" office:value-type="string">
                      <text:p text:style-name="P9">[IE.quart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quarta_inicio]</text:p>
                    </table:table-cell>
                  </table:table-row>
                  <table:table-row>
                    <table:table-cell table:style-name="Tabela3.A3" office:value-type="string">
                      <text:p text:style-name="P26">Qui</text:p>
                    </table:table-cell>
                    <table:table-cell table:style-name="Tabela3.B3" office:value-type="string">
                      <text:p text:style-name="P9">[IE.quinta_inicio]</text:p>
                    </table:table-cell>
                    <table:table-cell table:style-name="Tabela3.B3" office:value-type="string">
                      <text:p text:style-name="P25">às</text:p>
                    </table:table-cell>
                    <table:table-cell table:style-name="Tabela3.D3" office:value-type="string">
                      <text:p text:style-name="P9">[IE.quinta_inicio]</text:p>
                    </table:table-cell>
                  </table:table-row>
                  <table:table-row>
                    <table:table-cell table:style-name="Tabela3.A2" office:value-type="string">
                      <text:p text:style-name="P26">Sex</text:p>
                    </table:table-cell>
                    <table:table-cell table:style-name="Tabela3.B2" office:value-type="string">
                      <text:p text:style-name="P9">[IE.sext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sexta_inicio]</text:p>
                    </table:table-cell>
                  </table:table-row>
                  <table:table-row>
                    <table:table-cell table:style-name="Tabela3.A3" office:value-type="string">
                      <text:p text:style-name="P26">Sáb</text:p>
                    </table:table-cell>
                    <table:table-cell table:style-name="Tabela3.B3" office:value-type="string">
                      <text:p text:style-name="P9">[IE.sabado_inicio]</text:p>
                    </table:table-cell>
                    <table:table-cell table:style-name="Tabela3.B3" office:value-type="string">
                      <text:p text:style-name="P25">às</text:p>
                    </table:table-cell>
                    <table:table-cell table:style-name="Tabela3.D3" office:value-type="string">
                      <text:p text:style-name="P9">[IE.sabado_inicio]</text:p>
                    </table:table-cell>
                  </table:table-row>
                </table:table>
                <text:p text:style-name="P1"/>
              </table:table-cell>
              <table:table-cell table:style-name="Tabela6.C2" office:value-type="string">
                <table:table table:name="TableEspecial" table:style-name="TableEspecial">
                  <table:table-column table:style-name="TableEspecial.A"/>
                  <table:table-column table:style-name="TableEspecial.B"/>
                  <table:table-column table:style-name="TableEspecial.C"/>
                  <table:table-column table:style-name="TableEspecial.D"/>
                  <table:table-row>
                    <table:table-cell table:style-name="TableEspecial.A1" office:value-type="string">
                      <text:p text:style-name="P34">[Hor.abreviatura_dia;block=table:table-row]</text:p>
                    </table:table-cell>
                    <table:table-cell table:style-name="TableEspecial.A1" office:value-type="string">
                      <text:p text:style-name="P25">[Hor.hr_inicio;block=table:table-row]</text:p>
                    </table:table-cell>
                    <table:table-cell table:style-name="TableEspecial.A1" office:value-type="string">
                      <text:p text:style-name="P25">às</text:p>
                    </table:table-cell>
                    <table:table-cell table:style-name="TableEspecial.D1" office:value-type="string">
                      <text:p text:style-name="P25">[Hor.hr_termino;block=table:table-row]</text:p>
                    </table:table-cell>
                  </table:table-row>
                </table:table>
                <text:p text:style-name="P36"/>
              </table:table-cell>
            </table:table-row>
          </table:table>
          <text:p text:style-name="P5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1">Validade</text:p>
            </table:table-cell>
            <table:table-cell table:style-name="Tabela1.B1" office:value-type="string">
              <text:p text:style-name="P20">Restrições</text:p>
            </table:table-cell>
          </table:table-row>
          <table:table-row>
            <table:table-cell table:style-name="Tabela1.A2" office:value-type="string">
              <text:p text:style-name="P27">[IE.termino_licenca]</text:p>
            </table:table-cell>
            <table:table-cell table:style-name="Tabela1.B2" office:value-type="string">
              <text:p text:style-name="P23">[IE.observacao]</text:p>
            </table:table-cell>
          </table:table-row>
          <table:table-row>
            <table:table-cell table:style-name="Tabela1.A3" table:number-columns-spanned="2" office:value-type="string">
              <text:p text:style-name="P1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7"><draw:frame draw:style-name="fr1" draw:name="Quadro1" text:anchor-type="paragraph" svg:x="11.696cm" svg:y="0.811cm" svg:width="5.412cm" draw:z-index="0"><draw:text-box fo:min-height="1.665cm"><text:p text:style-name="P38"/></draw:text-box></draw:frame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2"/>
                  </table:table-cell>
                </table:table-row>
                <table:table-row>
                  <table:table-cell table:style-name="Tabela7.A1.1.2" office:value-type="string">
                    <text:p text:style-name="P9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22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2"/>
                  </table:table-cell>
                </table:table-row>
                <table:table-row>
                  <table:table-cell table:style-name="Tabela7.A1.1.2" office:value-type="string">
                    <text:p text:style-name="P9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22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28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10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29"/>
            </table:table-cell>
          </table:table-row>
        </table:table>
        <text:p text:style-name="P39"/>
        <text:p text:style-name="P39"/>
        <text:p text:style-name="P39"/>
        <text:p text:style-name="P40">[IE.prefeitura_nome]</text:p>
        <text:p text:style-name="P40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5:06:22</dc:date>
    <dc:language>pt-BR</dc:language>
    <meta:editing-cycles>535</meta:editing-cycles>
    <meta:editing-duration>P1DT12H2M3S</meta:editing-duration>
    <meta:user-defined meta:name="Info 1"/>
    <meta:user-defined meta:name="Info 2"/>
    <meta:user-defined meta:name="Info 3"/>
    <meta:user-defined meta:name="Info 4"/>
    <meta:document-statistic meta:table-count="13" meta:image-count="0" meta:object-count="0" meta:page-count="1" meta:paragraph-count="77" meta:word-count="158" meta:character-count="1187"/>
  </office:meta>
</office:document-meta>
</file>